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255ef"/>
    </style:style>
    <style:style style:name="P2" style:family="paragraph" style:parent-style-name="Standard">
      <style:text-properties officeooo:rsid="000255ef" officeooo:paragraph-rsid="000255ef"/>
    </style:style>
    <style:style style:name="P3" style:family="paragraph" style:parent-style-name="Standard">
      <style:text-properties officeooo:rsid="000255ef" officeooo:paragraph-rsid="00048bb9"/>
    </style:style>
    <style:style style:name="P4" style:family="paragraph" style:parent-style-name="Standard">
      <style:text-properties officeooo:rsid="00048bb9" officeooo:paragraph-rsid="00048bb9"/>
    </style:style>
    <style:style style:name="P5" style:family="paragraph" style:parent-style-name="Standard">
      <style:text-properties officeooo:rsid="00048bb9" officeooo:paragraph-rsid="00048bb9"/>
    </style:style>
    <style:style style:name="T1" style:family="text">
      <style:text-properties officeooo:rsid="000255ef"/>
    </style:style>
    <style:style style:name="T2" style:family="text">
      <style:text-properties officeooo:rsid="00039b16"/>
    </style:style>
    <style:style style:name="T3" style:family="text">
      <style:text-properties officeooo:rsid="00048bb9"/>
    </style:style>
    <style:style style:name="T4" style:family="text">
      <style:text-properties officeooo:rsid="00053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I</text:p>
      <text:p text:style-name="Standard">Projekt 1: K najbliższych sąsiadów</text:p>
      <text:p text:style-name="Standard"/>
      <text:p text:style-name="Standard">Zaimplementuj algorytm k-najbliższych sąsiadów<text:span text:style-name="T3">(k-NN)</text:span>. </text:p>
      <text:p text:style-name="Standard"/>
      <text:p text:style-name="P4">Program powinien pobierać od użytkownika następujące argumenty:</text:p>
      <text:p text:style-name="P3"><text:tab/><text:tab/> - <text:span text:style-name="T2">ścieżka pliku zawierającego </text:span>dane treningowe</text:p>
      <text:p text:style-name="P2"><text:tab/><text:tab/> - <text:span text:style-name="T2">ściężka pliku zawierającego </text:span>dane testowe</text:p>
      <text:p text:style-name="P1"><text:span text:style-name="T1"><text:s/><text:tab/><text:tab/> - k - liczba sąsiadów, dodatnia liczba naturalna <text:line-break/><text:line-break/>Program powinien zaklasyfikować przy użyciu algorytmu k-NN wszystkie obserwacje z danych testowych na podstawie danch treningowych, a nasstępnie policzyć </text:span>dokładność (accuracy<text:span text:style-name="T3">).</text:span></text:p>
      <text:p text:style-name="P2"/>
      <text:p text:style-name="Standard">Program będzie testowany na podanych danch Iri<text:span text:style-name="T2">s. Należy</text:span> wykorzystać</text:p>
      <text:p text:style-name="Standard">obserwacje z pliku train.<text:span text:style-name="T2">txt</text:span> jako zbiór treningowy <text:span text:style-name="T3">a </text:span>dane z pliku test.<text:span text:style-name="T3">txt</text:span> jako zbiór testowy.</text:p>
      <text:p text:style-name="Standard"/>
      <text:p text:style-name="Standard">Program ma też dostarczać interfejs użytkownika, w którym można</text:p>
      <text:p text:style-name="Standard">wielokrotnie wpisac ręcznie wektor atrybutów i <text:span text:style-name="T3">otrzymać etykietę przypisaną przez k-NN</text:span></text:p>
      <text:p text:style-name="Standard">Dodatkowo można wykonać wykres k od accuracy (np. w Excelu, <text:span text:style-name="T3">w pythonie </text:span>)</text:p>
      <text:p text:style-name="Standard"/>
      <text:p text:style-name="P1">Program ma <text:span text:style-name="T3">być napisany uniwersalnie to znaczy </text:span>działać dla dowolnego zbioru danych gdzie atrybuty, poza klasą decyzyjną, są numeryczne.</text:p>
      <text:p text:style-name="P1"/>
      <text:p text:style-name="P4">Nie można korzystać z gotowych bibliotek, program powinien być napisany samodzielnie <text:span text:style-name="T4">i</text:span> przedstawiony na zajęci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8:31:07.477576173</meta:creation-date>
    <dc:date>2022-03-14T22:24:31.901307786</dc:date>
    <meta:editing-duration>PT10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9" meta:character-count="1109" meta:non-whitespace-character-count="961"/>
  </office:meta>
</office:document-meta>
</file>